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17cm" style:rel-column-width="65535*"/>
    </style:style>
    <style:style style:name="Tabel1.A1" style:family="table-cell">
      <style:table-cell-properties fo:padding="0.097cm" fo:border="2.25pt solid #72bf44"/>
    </style:style>
    <style:style style:name="P1" style:family="paragraph" style:parent-style-name="Standard">
      <style:text-properties officeooo:paragraph-rsid="001ed396"/>
    </style:style>
    <style:style style:name="P2" style:family="paragraph" style:parent-style-name="Standard">
      <style:paragraph-properties fo:orphans="2" fo:widows="2"/>
      <style:text-properties fo:font-variant="normal" fo:text-transform="none" fo:color="#ce181e" style:text-line-through-style="none" style:text-line-through-type="none" style:font-name="Liberation Serif" fo:font-size="12pt" fo:letter-spacing="normal" fo:font-style="normal" fo:font-weight="normal" officeooo:rsid="0027c593" officeooo:paragraph-rsid="002c53a2" fo:background-color="#fff20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officeooo:rsid="005ca371" officeooo:paragraph-rsid="002c53a2" fo:background-color="#fff200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paragraph-rsid="001f30e1"/>
    </style:style>
    <style:style style:name="P5" style:family="paragraph" style:parent-style-name="Standard">
      <style:text-properties fo:color="#000000" officeooo:paragraph-rsid="001ed396"/>
    </style:style>
    <style:style style:name="P6" style:family="paragraph" style:parent-style-name="Standard">
      <style:text-properties fo:color="#000000" officeooo:paragraph-rsid="0024979e"/>
    </style:style>
    <style:style style:name="P7" style:family="paragraph" style:parent-style-name="Standard">
      <style:text-properties fo:color="#000000" officeooo:paragraph-rsid="001f30e1"/>
    </style:style>
    <style:style style:name="P8" style:family="paragraph" style:parent-style-name="Standard">
      <style:text-properties fo:color="#000000" officeooo:paragraph-rsid="0020a43b"/>
    </style:style>
    <style:style style:name="P9" style:family="paragraph" style:parent-style-name="Standard">
      <style:text-properties officeooo:paragraph-rsid="0020b19a"/>
    </style:style>
    <style:style style:name="P10" style:family="paragraph" style:parent-style-name="Standard">
      <style:text-properties officeooo:paragraph-rsid="0024979e"/>
    </style:style>
    <style:style style:name="P11" style:family="paragraph" style:parent-style-name="Standard">
      <style:text-properties officeooo:paragraph-rsid="00298f87"/>
    </style:style>
    <style:style style:name="P12" style:family="paragraph" style:parent-style-name="Standard">
      <style:text-properties fo:font-weight="normal" officeooo:paragraph-rsid="001ed396" style:font-weight-asian="normal" style:font-weight-complex="normal"/>
    </style:style>
    <style:style style:name="P13" style:family="paragraph" style:parent-style-name="Standard">
      <style:paragraph-properties fo:orphans="2" fo:widows="2"/>
      <style:text-properties style:text-line-through-style="none" style:text-line-through-type="none" style:font-name="Liberation Serif" fo:font-size="12pt" fo:font-weight="bold" officeooo:rsid="005ca371" officeooo:paragraph-rsid="002c53a2" fo:background-color="#fff20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orphans="2" fo:widows="2"/>
      <style:text-properties style:text-line-through-style="none" style:text-line-through-type="none" fo:font-weight="bold" officeooo:paragraph-rsid="002c53a2" style:font-weight-asian="bold" style:font-weight-complex="bold"/>
    </style:style>
    <style:style style:name="P15" style:family="paragraph" style:parent-style-name="Standard">
      <style:text-properties style:text-line-through-style="none" style:text-line-through-type="none" officeooo:paragraph-rsid="002c53a2" fo:background-color="#fff200"/>
    </style:style>
    <style:style style:name="P16" style:family="paragraph" style:parent-style-name="Standard">
      <style:text-properties style:text-line-through-style="none" style:text-line-through-type="none" officeooo:paragraph-rsid="002cb0b3" fo:background-color="#fff200"/>
    </style:style>
    <style:style style:name="P17" style:family="paragraph" style:parent-style-name="Standard">
      <style:text-properties fo:color="#ce181e" style:text-line-through-style="none" style:text-line-through-type="none" officeooo:rsid="0019400a" officeooo:paragraph-rsid="002c53a2" fo:background-color="#fff200"/>
    </style:style>
    <style:style style:name="P18" style:family="paragraph" style:parent-style-name="Standard">
      <style:text-properties fo:color="#ce181e" style:text-line-through-style="none" style:text-line-through-type="none" officeooo:rsid="0019400a" officeooo:paragraph-rsid="002c53a2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ed1c24" style:font-name="Liberation Serif" fo:font-size="12pt" fo:letter-spacing="normal" fo:font-style="normal" fo:font-weight="normal" officeooo:rsid="006970d1" officeooo:paragraph-rsid="002c53a2" fo:background-color="transparent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ed1c24" style:font-name="Liberation Serif" fo:font-size="12pt" fo:letter-spacing="normal" fo:font-style="normal" fo:font-weight="normal" officeooo:rsid="006970d1" officeooo:paragraph-rsid="002c53a2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ce181e" style:text-line-through-style="none" style:text-line-through-type="none" officeooo:rsid="0019400a" officeooo:paragraph-rsid="002c53a2" fo:background-color="#fff200"/>
    </style:style>
    <style:style style:name="P22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normal" officeooo:rsid="001809c3" officeooo:paragraph-rsid="001ed396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officeooo:rsid="005ca371" officeooo:paragraph-rsid="002c53a2" fo:background-color="#fff200" style:font-name-asian="DejaVu Sans Mono" style:font-size-asian="12pt" style:font-weight-asian="bold" style:font-name-complex="Liberation Mono" style:font-size-complex="12pt" style:font-weight-complex="bold"/>
    </style:style>
    <style:style style:name="P24" style:family="paragraph" style:parent-style-name="Standard">
      <style:text-properties fo:color="#000000" officeooo:paragraph-rsid="002ded9a"/>
    </style:style>
    <style:style style:name="P25" style:family="paragraph" style:parent-style-name="Standard">
      <style:text-properties fo:font-weight="bold" officeooo:paragraph-rsid="002ded9a" fo:background-color="#fff200" style:font-weight-asian="bold" style:font-weight-complex="bold"/>
    </style:style>
    <style:style style:name="T1" style:family="text">
      <style:text-properties officeooo:rsid="00c26066"/>
    </style:style>
    <style:style style:name="T2" style:family="text">
      <style:text-properties fo:font-variant="normal" fo:text-transform="none" fo:color="#ce181e" style:font-name="Liberation Serif" fo:font-size="12pt" fo:letter-spacing="normal" fo:font-style="normal" fo:font-weight="normal" officeooo:rsid="001809c3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ce181e" style:font-name="Liberation Serif" fo:font-size="12pt" fo:letter-spacing="normal" fo:font-style="normal" fo:font-weight="normal" officeooo:rsid="0020b19a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ce181e" fo:letter-spacing="normal" fo:font-style="normal" fo:font-weight="normal" officeooo:rsid="0020873f" style:font-weight-asian="normal" style:font-weight-complex="normal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officeooo:rsid="0027c593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 officeooo:rsid="00b63a37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fo:letter-spacing="normal" fo:font-style="normal"/>
    </style:style>
    <style:style style:name="T9" style:family="text">
      <style:text-properties fo:font-variant="normal" fo:text-transform="none" fo:color="#000000" fo:letter-spacing="normal" fo:font-style="normal" officeooo:rsid="00b63a37"/>
    </style:style>
    <style:style style:name="T1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20873f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officeooo:rsid="0027c593" fo:background-color="#fff200" loext:char-shading-value="0" style:font-name-asian="DejaVu Sans Mono" style:font-size-asian="12pt" style:font-name-complex="Liberation Mono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officeooo:rsid="0027c593" style:font-name-asian="DejaVu Sans Mono" style:font-size-asian="12pt" style:font-name-complex="Liberation Mono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b54e" style:font-weight-asian="bold" style:font-weight-complex="bold"/>
    </style:style>
    <style:style style:name="T16" style:family="text">
      <style:text-properties fo:font-weight="bold" officeooo:rsid="001809c3" fo:background-color="#fff200" loext:char-shading-value="0" style:font-weight-asian="bold" style:font-weight-complex="bold"/>
    </style:style>
    <style:style style:name="T17" style:family="text">
      <style:text-properties fo:font-weight="bold" officeooo:rsid="002278d4" fo:background-color="#fff200" loext:char-shading-value="0" style:font-weight-asian="bold" style:font-weight-complex="bold"/>
    </style:style>
    <style:style style:name="T18" style:family="text">
      <style:text-properties fo:font-weight="bold" officeooo:rsid="002314c6" fo:background-color="#fff200" loext:char-shading-value="0" style:font-weight-asian="bold" style:font-weight-complex="bold"/>
    </style:style>
    <style:style style:name="T19" style:family="text">
      <style:text-properties officeooo:rsid="001809c3"/>
    </style:style>
    <style:style style:name="T20" style:family="text">
      <style:text-properties fo:color="#ce181e" fo:font-weight="bold" officeooo:rsid="001809c3" style:font-weight-asian="bold" style:font-weight-complex="bold"/>
    </style:style>
    <style:style style:name="T21" style:family="text">
      <style:text-properties fo:color="#ce181e" fo:font-weight="bold" officeooo:rsid="0019400a" style:font-weight-asian="bold" style:font-weight-complex="bold"/>
    </style:style>
    <style:style style:name="T22" style:family="text">
      <style:text-properties fo:color="#ce181e" officeooo:rsid="0019400a"/>
    </style:style>
    <style:style style:name="T23" style:family="text">
      <style:text-properties fo:color="#ce181e" fo:font-weight="normal" officeooo:rsid="0020873f"/>
    </style:style>
    <style:style style:name="T24" style:family="text">
      <style:text-properties fo:color="#ce181e" fo:font-weight="normal" officeooo:rsid="0027c593"/>
    </style:style>
    <style:style style:name="T25" style:family="text">
      <style:text-properties fo:color="#ce181e" fo:font-weight="normal" style:font-weight-asian="normal" style:font-weight-complex="normal"/>
    </style:style>
    <style:style style:name="T26" style:family="text">
      <style:text-properties fo:color="#ce181e" fo:font-weight="normal" officeooo:rsid="0027c593" style:font-weight-asian="normal" style:font-weight-complex="normal"/>
    </style:style>
    <style:style style:name="T27" style:family="text">
      <style:text-properties fo:color="#ce181e" fo:font-weight="normal" officeooo:rsid="0020873f" style:font-weight-asian="normal" style:font-weight-complex="normal"/>
    </style:style>
    <style:style style:name="T28" style:family="text">
      <style:text-properties fo:color="#ce181e" fo:font-weight="normal" officeooo:rsid="006f7270" style:font-weight-asian="normal" style:font-weight-complex="normal"/>
    </style:style>
    <style:style style:name="T29" style:family="text">
      <style:text-properties fo:color="#ce181e" officeooo:rsid="002cb0b3"/>
    </style:style>
    <style:style style:name="T30" style:family="text">
      <style:text-properties officeooo:rsid="001ed396"/>
    </style:style>
    <style:style style:name="T31" style:family="text">
      <style:text-properties officeooo:rsid="001f30e1"/>
    </style:style>
    <style:style style:name="T32" style:family="text">
      <style:text-properties officeooo:rsid="0024979e"/>
    </style:style>
    <style:style style:name="T33" style:family="text">
      <style:text-properties officeooo:rsid="0025e32a"/>
    </style:style>
    <style:style style:name="T34" style:family="text">
      <style:text-properties officeooo:rsid="00276a0d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1809c3" fo:background-color="transparent" loext:char-shading-value="0" style:font-weight-asian="normal" style:font-weight-complex="normal"/>
    </style:style>
    <style:style style:name="T37" style:family="text">
      <style:text-properties officeooo:rsid="0019400a"/>
    </style:style>
    <style:style style:name="T38" style:family="text">
      <style:text-properties fo:color="#000000" fo:font-weight="bold" officeooo:rsid="0019400a" style:font-weight-asian="bold" style:font-weight-complex="bold"/>
    </style:style>
    <style:style style:name="T39" style:family="text">
      <style:text-properties fo:color="#000000" fo:font-weight="bold" officeooo:rsid="002cb0b3" style:font-weight-asian="bold" style:font-weight-complex="bold"/>
    </style:style>
    <style:style style:name="T40" style:family="text">
      <style:text-properties officeooo:rsid="0027c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able:table table:name="Tabel1" table:style-name="Tabel1">
        <table:table-column table:style-name="Tabel1.A"/>
        <table:table-row>
          <table:table-cell table:style-name="Tabel1.A1" office:value-type="string">
            <text:p text:style-name="P13"><text:span text:style-name="T8">mysql -u </text:span><text:span text:style-name="T9">&lt;USERNAME&gt;</text:span><text:span text:style-name="T8"> -p;</text:span><text:span text:style-name="T10">→</text:span><text:span text:style-name="T11"> </text:span><text:span text:style-name="T4">Login to MySQL</text:span></text:p>
            <text:p text:style-name="P14"/>
            <text:p text:style-name="P15"><text:span text:style-name="T15">S</text:span><text:span text:style-name="T14">how databases;</text:span> →<text:span text:style-name="T37"> </text:span><text:span text:style-name="T22">Display all databases</text:span></text:p>
            <text:p text:style-name="P17"/>
            <text:p text:style-name="P16"><text:span text:style-name="T38">CREATE DATABASE </text:span><text:span text:style-name="T39">football</text:span><text:span text:style-name="T38">;</text:span><text:span text:style-name="T22"> → Create database </text:span><text:span text:style-name="T29">football</text:span><text:span text:style-name="T22"> </text:span></text:p>
            <text:p text:style-name="P17"/>
            <text:p text:style-name="P15"><text:span text:style-name="T38">USE </text:span><text:span text:style-name="T6">&lt;</text:span><text:span text:style-name="T7">DATABASE</text:span><text:span text:style-name="T6">_NAME&gt;</text:span><text:span text:style-name="T38">;</text:span><text:span text:style-name="T21"> </text:span><text:span text:style-name="T22">→ Make </text:span><text:span text:style-name="T6">&lt;</text:span><text:span text:style-name="T7">DATABASE</text:span><text:span text:style-name="T6">_NAME&gt;</text:span><text:span text:style-name="T22"> the active database</text:span></text:p>
            <text:p text:style-name="P18"/>
            <text:p text:style-name="P3"><text:span text:style-name="T40">Show tables;</text:span><text:span text:style-name="T23"> →</text:span><text:span text:style-name="T24"> </text:span><text:span text:style-name="T26">Show all the tables</text:span></text:p>
            <text:p text:style-name="P2"/>
            <text:p text:style-name="P23"><text:span text:style-name="T40">SELECT * FROM &lt;TABLE_NAME&gt;; </text:span><text:span text:style-name="T26">→</text:span><text:span text:style-name="T27"> </text:span><text:span text:style-name="T26">Shows all the </text:span><text:span text:style-name="T40">&lt;TABLE_NAME&gt;</text:span><text:span text:style-name="T26"> data</text:span></text:p>
            <text:p text:style-name="P23"><text:span text:style-name="T26"/></text:p>
            <text:p text:style-name="P25">DROP TABLE <text:span text:style-name="T13">&lt;TABLE_NAME&gt;; </text:span><text:s/>→ <text:span text:style-name="T25">Delete the named </text:span><text:span text:style-name="T28">table</text:span></text:p>
          </table:table-cell>
        </table:table-row>
      </table:table>
      <text:p text:style-name="P19"/>
      <text:p text:style-name="P12"/>
      <text:p text:style-name="P12">CREATE TABLE footballClub( <text:s/></text:p>
      <text:p text:style-name="P1"><text:span text:style-name="T36">club</text:span><text:span text:style-name="T35">_id </text:span>INT UNSIGNED NOT NULL AUTO_INCREMENT PRIMARY KEY,</text:p>
      <text:p text:style-name="P1">clubName VARCHAR(<text:span text:style-name="T19">5</text:span>0) NOT NULL, </text:p>
      <text:p text:style-name="P1">location VARCHAR(<text:span text:style-name="T19">5</text:span>0) NOT NULL, </text:p>
      <text:p text:style-name="P1">stadiumCapacity VARCHAR(50) NOT NULL, </text:p>
      <text:p text:style-name="P1">league VARCHAR(<text:span text:style-name="T19">5</text:span>0) NULL, </text:p>
      <text:p text:style-name="P1">squadSize INT UNSIGNED NOT NULL<text:span text:style-name="T3">);</text:span></text:p>
      <text:p text:style-name="P1"/>
      <text:p text:style-name="P1"/>
      <text:p text:style-name="P5">CREATE TABLE fieldPlayer( <text:s/></text:p>
      <text:p text:style-name="P24">fieldPlayer_id INT UNSIGNED NOT NULL AUTO_INCREMENT PRIMARY KEY, </text:p>
      <text:p text:style-name="P5">firstName VARCHAR(50) NOT NULL, </text:p>
      <text:p text:style-name="P5"><text:span text:style-name="T30">la</text:span>stName VARCHAR(50) NOT NULL, </text:p>
      <text:p text:style-name="P5">clubName VARCHAR(50) NOT NULL, </text:p>
      <text:p text:style-name="P7">number INT UNSIGNED NOT NULL,</text:p>
      <text:p text:style-name="P7">position VARCHAR(50) NOT NULL,</text:p>
      <text:p text:style-name="P7">preferredFoot VARCHAR(50) NOT NULL,</text:p>
      <text:p text:style-name="P5">isReserved <text:span text:style-name="T5">BOOL NOT NULL,</text:span></text:p>
      <text:p text:style-name="P8">pace INT UNSIGNED NOT NULL,</text:p>
      <text:p text:style-name="P8">shooting INT UNSIGNED NOT NULL,</text:p>
      <text:p text:style-name="P8">passing INT UNSIGNED NOT NULL,</text:p>
      <text:p text:style-name="P8">dribble INT UNSIGNED NOT NULL,</text:p>
      <text:p text:style-name="P8">defending <text:s/>INT UNSIGNED NOT NULL,</text:p>
      <text:p text:style-name="P7">physical INT UNSIGNED NOT NULL<text:span text:style-name="T31">);</text:span></text:p>
      <text:p text:style-name="P4"/>
      <text:p text:style-name="P10">CREATE TABLE <text:span text:style-name="T32">goalkeeper</text:span>( <text:s/></text:p>
      <text:p text:style-name="P10">goalkeeper_id INT UNSIGNED NOT NULL AUTO_INCREMENT PRIMARY KEY, </text:p>
      <text:p text:style-name="P10">firstName VARCHAR(50) NOT NULL, </text:p>
      <text:p text:style-name="P10"><text:span text:style-name="T30">la</text:span>stName VARCHAR(50) NOT NULL, </text:p>
      <text:p text:style-name="P10">number INT UNSIGNED NOT NULL,</text:p>
      <text:p text:style-name="P10">preferredFoot VARCHAR(50) NOT NULL, </text:p>
      <text:p text:style-name="P6">isReserved <text:span text:style-name="T5">BOOL NOT NULL,</text:span></text:p>
      <text:p text:style-name="P10"><text:span text:style-name="T33">diving </text:span>INT UNSIGNED NOT NULL,</text:p>
      <text:p text:style-name="P10"><text:span text:style-name="T33">handl</text:span>ing INT UNSIGNED NOT NULL,</text:p>
      <text:p text:style-name="P10"><text:span text:style-name="T34">kick</text:span>ing INT UNSIGNED NOT NULL,</text:p>
      <text:p text:style-name="P10"><text:soft-page-break/><text:span text:style-name="T34">reflexes</text:span> INT UNSIGNED NOT NULL,</text:p>
      <text:p text:style-name="P10"><text:span text:style-name="T34">speed</text:span> INT UNSIGNED NOT NULL,</text:p>
      <text:p text:style-name="P10">positionScore INT UNSIGNED NOT NULL<text:span text:style-name="T31">);</text:span></text:p>
      <text:p text:style-name="P10"/>
      <text:p text:style-name="P11">CREATE TABLE coachingStaff( <text:s/></text:p>
      <text:p text:style-name="P11">coachingStaff_id INT UNSIGNED NOT NULL AUTO_INCREMENT PRIMARY KEY, </text:p>
      <text:p text:style-name="P11">firstName VARCHAR(50) NOT NULL, </text:p>
      <text:p text:style-name="P11"><text:span text:style-name="T30">la</text:span>stName VARCHAR(50) NOT NULL, </text:p>
      <text:p text:style-name="P11">roll VARCHAR(50) NOT NULL<text:span text:style-name="T31">);</text:span></text:p>
      <text:p text:style-name="P10"><text:s/></text:p>
      <text:p text:style-name="P1"/>
      <text:p text:style-name="P1"/>
      <text:p text:style-name="P9"><text:span text:style-name="T20">FOREIGN KEY</text:span><text:span text:style-name="T19">(</text:span><text:span text:style-name="T16">club_id →</text:span><text:span text:style-name="T17"> dit is de I</text:span><text:span text:style-name="T18">D</text:span><text:span text:style-name="T17"> van de tabel die je aan het aanmaken bent</text:span><text:span text:style-name="T16">) references table name(kolomnamen)</text:span><text:span text:style-name="T2">);</text:span></text:p>
      <text:p text:style-name="P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2:15:47.685114905</meta:creation-date>
    <dc:date>2019-02-25T11:06:15.836813376</dc:date>
    <meta:editing-duration>PT28M42S</meta:editing-duration>
    <meta:editing-cycles>18</meta:editing-cycles>
    <meta:generator>LibreOffice/6.0.7.3$Linux_X86_64 LibreOffice_project/00m0$Build-3</meta:generator>
    <meta:document-statistic meta:table-count="1" meta:image-count="0" meta:object-count="0" meta:page-count="2" meta:paragraph-count="49" meta:word-count="258" meta:character-count="1799" meta:non-whitespace-character-count="1562"/>
  </office:meta>
</office:document-meta>
</file>